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Docu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setHtml( html set_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Xhtm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htmlDocument.appendBod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ge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appendTitle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appendHea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setDoctype( Doctype set_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se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get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appendTit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appendHe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toString( String cod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htmlDocumen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output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htmlDocument.output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htmlDocument.setHead( head set_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setBody( body set_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XhtmlDocumen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Document.setTitle( title set_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appendBody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Documen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